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008000"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6pt" style:font-size-asian="26pt" style:font-size-complex="26pt"/>
    </style:style>
    <style:style style:name="T3" style:family="text">
      <style:text-properties fo:color="#008000" fo:font-size="16pt" style:font-size-asian="16pt" style:font-size-complex="16pt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6.7cm" svg:x2="26.5cm" svg:y2="16.6cm">
          <text:p/>
        </draw:line>
        <draw:line draw:style-name="gr1" draw:text-style-name="P1" draw:layer="layout" svg:x1="4.1cm" svg:y1="17.9cm" svg:x2="4cm" svg:y2="2.1cm">
          <text:p/>
        </draw:line>
        <draw:frame draw:style-name="gr2" draw:text-style-name="P3" draw:layer="layout" svg:width="1.4cm" svg:height="1.6cm" svg:x="25.6cm" svg:y="17.6cm">
          <draw:text-box>
            <text:p text:style-name="P2"><text:span text:style-name="T1">x</text:span></text:p>
          </draw:text-box>
        </draw:frame>
        <draw:frame draw:style-name="gr3" draw:text-style-name="P3" draw:layer="layout" svg:width="1.6cm" svg:height="2cm" svg:x="1.8cm" svg:y="1.5cm">
          <draw:text-box>
            <text:p text:style-name="P2"><text:span text:style-name="T1">y</text:span></text:p>
          </draw:text-box>
        </draw:frame>
        <draw:line draw:style-name="gr4" draw:text-style-name="P1" draw:layer="layout" svg:x1="4.1cm" svg:y1="16.6cm" svg:x2="8.2cm" svg:y2="5.3cm">
          <text:p/>
        </draw:line>
        <draw:line draw:style-name="gr5" draw:text-style-name="P1" draw:layer="layout" svg:x1="8.2cm" svg:y1="5.3cm" svg:x2="8.3cm" svg:y2="16.6cm">
          <text:p/>
        </draw:line>
        <draw:frame draw:style-name="gr6" draw:text-style-name="P4" draw:layer="layout" svg:width="1.8cm" svg:height="2.2cm" svg:x="2.4cm" svg:y="17cm">
          <draw:text-box>
            <text:p text:style-name="P2"><text:span text:style-name="T2">O</text:span></text:p>
          </draw:text-box>
        </draw:frame>
        <draw:frame draw:style-name="gr6" draw:text-style-name="P4" draw:layer="layout" svg:width="1.8cm" svg:height="2.2cm" svg:x="5.3cm" svg:y="6.5cm">
          <draw:text-box>
            <text:p text:style-name="P2"><text:span text:style-name="T2">v</text:span></text:p>
          </draw:text-box>
        </draw:frame>
        <draw:line draw:style-name="gr7" draw:text-style-name="P1" draw:layer="layout" svg:x1="5.7cm" svg:y1="6.6cm" svg:x2="7cm" svg:y2="6.6cm">
          <text:p/>
        </draw:line>
        <draw:frame draw:style-name="gr6" draw:text-style-name="P4" draw:layer="layout" svg:width="1.8cm" svg:height="2.2cm" svg:x="5.4cm" svg:y="17.2cm">
          <draw:text-box>
            <text:p text:style-name="P2"><text:span text:style-name="T2">v</text:span><text:span text:style-name="T3">x</text:span></text:p>
          </draw:text-box>
        </draw:frame>
        <draw:frame draw:style-name="gr6" draw:text-style-name="P4" draw:layer="layout" svg:width="1.8cm" svg:height="2.2cm" svg:x="6.7cm" svg:y="9.6cm">
          <draw:text-box>
            <text:p text:style-name="P2"><text:span text:style-name="T2">v</text:span><text:span text:style-name="T3">y</text:span></text:p>
          </draw:text-box>
        </draw:frame>
        <draw:line draw:style-name="gr4" draw:text-style-name="P1" draw:layer="layout" svg:x1="4.075cm" svg:y1="16.625cm" svg:x2="11.8cm" svg:y2="14.2cm">
          <text:p/>
        </draw:line>
        <draw:frame draw:style-name="gr6" draw:text-style-name="P4" draw:layer="layout" svg:width="1.8cm" svg:height="2.2cm" svg:x="9.6cm" svg:y="15.075cm">
          <draw:text-box>
            <text:p text:style-name="P2"><text:span text:style-name="T2">w</text:span></text:p>
          </draw:text-box>
        </draw:frame>
        <draw:line draw:style-name="gr7" draw:text-style-name="P1" draw:layer="layout" svg:x1="10cm" svg:y1="15.175cm" svg:x2="11.3cm" svg:y2="15.175cm">
          <text:p/>
        </draw:line>
        <draw:line draw:style-name="gr5" draw:text-style-name="P1" draw:layer="layout" svg:x1="11.8cm" svg:y1="14.2cm" svg:x2="11.8cm" svg:y2="16.6cm">
          <text:p/>
        </draw:line>
        <draw:frame draw:style-name="gr6" draw:text-style-name="P4" draw:layer="layout" svg:width="1.8cm" svg:height="2.2cm" svg:x="8.5cm" svg:y="17.2cm">
          <draw:text-box>
            <text:p text:style-name="P2"><text:span text:style-name="T2">w</text:span><text:span text:style-name="T3">x</text:span></text:p>
          </draw:text-box>
        </draw:frame>
        <draw:frame draw:style-name="gr6" draw:text-style-name="P4" draw:layer="layout" svg:width="1.8cm" svg:height="2.2cm" svg:x="11.6cm" svg:y="15cm">
          <draw:text-box>
            <text:p text:style-name="P2"><text:span text:style-name="T2">w</text:span><text:span text:style-name="T3">y</text:span></text:p>
          </draw:text-box>
        </draw:frame>
        <draw:line draw:style-name="gr8" draw:text-style-name="P1" draw:layer="layout" svg:x1="5.6cm" svg:y1="12.6cm" svg:x2="7.5cm" svg:y2="15.6cm">
          <text:p/>
        </draw:line>
        <draw:frame draw:style-name="gr9" draw:text-style-name="P5" draw:layer="layout" svg:width="1.2cm" svg:height="1.7cm" svg:x="5.4cm" svg:y="14cm">
          <draw:text-box>
            <text:p><text:span text:style-name="T4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05:09:37.637746000</meta:creation-date>
    <dc:date>2015-09-22T13:18:24.047000000</dc:date>
    <meta:editing-duration>PT1H26M32S</meta:editing-duration>
    <meta:editing-cycles>5</meta:editing-cycles>
    <meta:generator>LibreOffice/4.4.5.2$Windows_x86 LibreOffice_project/a22f674fd25a3b6f45bdebf25400ed2adff0ff99</meta:generator>
    <meta:document-statistic meta:object-count="19"/>
  </office:meta>
</office:document-meta>
</file>